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=================================================</text:span></text:p>
      <text:p text:style-name="P1"><text:span text:style-name="T1"><text:tab/><text:tab/><text:tab/> <text:s text:c="2"/>Number of approaches to create an object of ndarray </text:span></text:p>
      <text:p text:style-name="P1"><text:span text:style-name="T1"><text:tab/><text:tab/><text:tab/>=================================================</text:span></text:p>
      <text:p text:style-name="P1"><text:span text:style-name="T1">=&gt;"ndarray" is one of the pre-defined class of numpy module and whose object is used for storing the data in numpy programming in the form of 1-D, 2-D and n-Dimensional Arrays.</text:span></text:p>
      <text:p text:style-name="P1"><text:span text:style-name="T1">=&gt;In numpy programming, we have the following essential approaches to create an object of ndarray.<text:tab/><text:tab/></text:span></text:p>
      <text:p text:style-name="P1"><text:span text:style-name="T1"><text:tab/><text:tab/>1. array()</text:span></text:p>
      <text:p text:style-name="P1"><text:span text:style-name="T1"><text:tab/><text:tab/>2. arange()</text:span></text:p>
      <text:p text:style-name="P1"><text:span text:style-name="T1"><text:tab/><text:tab/>3. zeros()</text:span></text:p>
      <text:p text:style-name="P1"><text:span text:style-name="T1"><text:tab/><text:tab/>4. ones()</text:span></text:p>
      <text:p text:style-name="P1"><text:span text:style-name="T1"><text:tab/><text:tab/>5. full()</text:span></text:p>
      <text:p text:style-name="P1"><text:span text:style-name="T1"><text:tab/><text:tab/>6. identity()</text:span></text:p>
      <text:p text:style-name="P1"><text:span text:style-name="T1"><text:tab/><text:tab/>7.hstack()</text:span></text:p>
      <text:p text:style-name="P1"><text:span text:style-name="T1"><text:tab/><text:tab/>8.vstack()</text:span></text:p>
      <text:p text:style-name="P1"><text:span text:style-name="T1">-----------------------------------------------------------------------------------------------------</text:span></text:p>
      <text:p text:style-name="P1"><text:span text:style-name="T1">1) <text:s/>array():</text:span></text:p>
      <text:p text:style-name="P1"><text:span text:style-name="T1">-------------------------------------------------------------------------------</text:span></text:p>
      <text:p text:style-name="P1"><text:span text:style-name="T1">=&gt;This Function is used for converting Traditional Python Objects into ndarray object.</text:span></text:p>
      <text:p text:style-name="P1"><text:span text:style-name="T1">=&gt;Syntax:- <text:s text:c="13"/>varname=numpy.array( Object,dtype )</text:span></text:p>
      <text:p text:style-name="P1"><text:span text:style-name="T1"><text:tab/><text:tab/>=&gt;Here var name is an object of &lt;class,ndarray&gt;</text:span></text:p>
      <text:p text:style-name="P1"><text:span text:style-name="T1"><text:tab/><text:tab/>=&gt;here array() is pre-defined function of numpy module used for converting<text:tab/><text:tab/>Traditional Python Objects into ndrray object.</text:span></text:p>
      <text:p text:style-name="P1"><text:soft-page-break/><text:span text:style-name="T1"><text:tab/><text:tab/>=&gt;object represents any Traditional Python Objects</text:span></text:p>
      <text:p text:style-name="P1"><text:span text:style-name="T1"><text:tab/><text:tab/>=&gt;dtype represents any numpy data type such as int8,int16,int32,float16, float 32, float64,....etc (Internal dfata types of C lang)</text:span></text:p>
      <text:p text:style-name="P2"/>
      <text:p text:style-name="P1"><text:span text:style-name="T1">Examples:</text:span></text:p>
      <text:p text:style-name="P1"><text:span text:style-name="T1">------------------</text:span></text:p>
      <text:p text:style-name="P1"><text:span text:style-name="T1">&gt;&gt;&gt; import numpy as np</text:span></text:p>
      <text:p text:style-name="P1"><text:span text:style-name="T1">&gt;&gt;&gt; l1=[10,20,30,40,50,60]</text:span></text:p>
      <text:p text:style-name="P1"><text:span text:style-name="T1">&gt;&gt;&gt; print(l1,type(l1))-----------------[10, 20, 30, 40, 50, 60] &lt;class 'list'&gt;</text:span></text:p>
      <text:p text:style-name="P1"><text:span text:style-name="T1">&gt;&gt;&gt; a=np.array(l1)</text:span></text:p>
      <text:p text:style-name="P1"><text:span text:style-name="T1">&gt;&gt;&gt; print(a,type(a))----------------[10 20 30 40 50 60] &lt;class 'numpy.ndarray'&gt;</text:span></text:p>
      <text:p text:style-name="P1"><text:span text:style-name="T1">&gt;&gt;&gt; t=(10,20,30,40,50,60,70)</text:span></text:p>
      <text:p text:style-name="P1"><text:span text:style-name="T1">&gt;&gt;&gt; print(t,type(t))--------------(10, 20, 30, 40, 50, 60, 70) &lt;class 'tuple'&gt;</text:span></text:p>
      <text:p text:style-name="P1"><text:span text:style-name="T1">&gt;&gt;&gt; a=np.array(t)</text:span></text:p>
      <text:p text:style-name="P1"><text:span text:style-name="T1">&gt;&gt;&gt; print(a,type(a))--------------[10 20 30 40 50 60 70] &lt;class 'numpy.ndarray'&gt;</text:span></text:p>
      <text:p text:style-name="P1"><text:span text:style-name="T1">&gt;&gt;&gt; d1={10:1.2,20:4.5,30:6.7}</text:span></text:p>
      <text:p text:style-name="P1"><text:span text:style-name="T1">&gt;&gt;&gt; a=np.array(d1)</text:span></text:p>
      <text:p text:style-name="P1"><text:span text:style-name="T1">&gt;&gt;&gt; a----array({10: 1.2, 20: 4.5, 30: 6.7}, dtype=object)</text:span></text:p>
      <text:p text:style-name="P1"><text:span text:style-name="T1">---------------------------------------------------------------------------------------</text:span></text:p>
      <text:p text:style-name="P1"><text:span text:style-name="T1">&gt;&gt;&gt; t=(10,20,30,40,50,60)</text:span></text:p>
      <text:p text:style-name="P1"><text:span text:style-name="T1">&gt;&gt;&gt; a=np.array(t)</text:span></text:p>
      <text:p text:style-name="P1"><text:span text:style-name="T1">&gt;&gt;&gt; a--------------array([10, 20, 30, 40, 50, 60])</text:span></text:p>
      <text:p text:style-name="P1"><text:soft-page-break/><text:span text:style-name="T1">&gt;&gt;&gt; a.ndim------------1</text:span></text:p>
      <text:p text:style-name="P1"><text:span text:style-name="T1">&gt;&gt;&gt; a.dtype----------dtype('int32')</text:span></text:p>
      <text:p text:style-name="P1"><text:span text:style-name="T1">&gt;&gt;&gt; a.shape-------------(6,)</text:span></text:p>
      <text:p text:style-name="P1"><text:span text:style-name="T1">&gt;&gt;&gt; b=a.reshape(3,2)</text:span></text:p>
      <text:p text:style-name="P1"><text:span text:style-name="T1">&gt;&gt;&gt; c=a.reshape(2,3)</text:span></text:p>
      <text:p text:style-name="P1"><text:span text:style-name="T1">&gt;&gt;&gt; b--------------</text:span></text:p>
      <text:p text:style-name="P1"><text:span text:style-name="T1"><text:tab/><text:tab/>array([[10, 20],</text:span></text:p>
      <text:p text:style-name="P1"><text:span text:style-name="T1"><text:tab/><text:tab/> <text:s text:c="6"/>[30, 40],</text:span></text:p>
      <text:p text:style-name="P1"><text:span text:style-name="T1"><text:tab/><text:tab/> <text:s text:c="6"/>[50, 60]])</text:span></text:p>
      <text:p text:style-name="P1"><text:span text:style-name="T1">&gt;&gt;&gt; c</text:span></text:p>
      <text:p text:style-name="P1"><text:span text:style-name="T1"><text:tab/>array([[10, 20, 30],</text:span></text:p>
      <text:p text:style-name="P1"><text:span text:style-name="T1"><text:tab/> <text:s text:c="6"/>[40, 50, 60]])</text:span></text:p>
      <text:p text:style-name="P1"><text:span text:style-name="T1">&gt;&gt;&gt; print(b,type(b))</text:span></text:p>
      <text:p text:style-name="P1"><text:span text:style-name="T1"><text:tab/><text:tab/>[[10 20]</text:span></text:p>
      <text:p text:style-name="P1"><text:span text:style-name="T1"><text:tab/><text:tab/> [30 40]</text:span></text:p>
      <text:p text:style-name="P1"><text:span text:style-name="T1"><text:tab/><text:tab/> [50 60]] &lt;class 'numpy.ndarray'&gt;</text:span></text:p>
      <text:p text:style-name="P1"><text:span text:style-name="T1">&gt;&gt;&gt; print(c,type(c))</text:span></text:p>
      <text:p text:style-name="P1"><text:span text:style-name="T1"><text:tab/><text:tab/><text:tab/>[[10 20 30]</text:span></text:p>
      <text:p text:style-name="P1"><text:span text:style-name="T1"><text:tab/><text:tab/><text:tab/> [40 50 60]] &lt;class 'numpy.ndarray'&gt;</text:span></text:p>
      <text:p text:style-name="P1"><text:span text:style-name="T1">&gt;&gt;&gt; b.ndim-------------2</text:span></text:p>
      <text:p text:style-name="P1"><text:span text:style-name="T1">&gt;&gt;&gt; c.ndim------------2</text:span></text:p>
      <text:p text:style-name="P1"><text:soft-page-break/><text:span text:style-name="T1">&gt;&gt;&gt; b.shape---------------(3, 2)</text:span></text:p>
      <text:p text:style-name="P1"><text:span text:style-name="T1">&gt;&gt;&gt; c.shape-------------(2, 3)</text:span></text:p>
      <text:p text:style-name="P1"><text:span text:style-name="T1">&gt;&gt;&gt; d=a.reshape(3,3)-------ValueError: cannot reshape array of size 6 into shape (3,3)</text:span></text:p>
      <text:p text:style-name="P1"><text:span text:style-name="T1">----------------------------------------------------------------------------------------------------------------------------</text:span></text:p>
      <text:p text:style-name="P1"><text:span text:style-name="T1">&gt;&gt;&gt; t1=((10,20),(30,40))</text:span></text:p>
      <text:p text:style-name="P1"><text:span text:style-name="T1">&gt;&gt;&gt; print(t1,type(t1))--------------((10, 20), (30, 40)) &lt;class 'tuple'&gt;</text:span></text:p>
      <text:p text:style-name="P1"><text:span text:style-name="T1">&gt;&gt;&gt; a=np.array(t1)</text:span></text:p>
      <text:p text:style-name="P1"><text:span text:style-name="T1">&gt;&gt;&gt; a</text:span></text:p>
      <text:p text:style-name="P1"><text:span text:style-name="T1"><text:tab/><text:tab/>array([[10, 20],</text:span></text:p>
      <text:p text:style-name="P1"><text:span text:style-name="T1"><text:tab/><text:tab/> <text:s text:c="6"/>[30, 40]])</text:span></text:p>
      <text:p text:style-name="P1"><text:span text:style-name="T1">&gt;&gt;&gt; a.ndim----------2</text:span></text:p>
      <text:p text:style-name="P1"><text:span text:style-name="T1">&gt;&gt;&gt; a.shape----------(2, 2)</text:span></text:p>
      <text:p text:style-name="P1"><text:span text:style-name="T1">------------------------------------------------------------------------------------------------------------</text:span></text:p>
      <text:p text:style-name="P1"><text:span text:style-name="T1">&gt;&gt;&gt; t1=( ((10,20,15),(30,40,25)),( (50,60,18),(70,80,35) ))</text:span></text:p>
      <text:p text:style-name="P1"><text:span text:style-name="T1">&gt;&gt;&gt; print(t1,type(t1))</text:span></text:p>
      <text:p text:style-name="P1"><text:span text:style-name="T1">(((10, 20, 15), (30, 40, 25)), ((50, 60, 18), (70, 80, 35))) &lt;class 'tuple'&gt;</text:span></text:p>
      <text:p text:style-name="P1"><text:span text:style-name="T1">&gt;&gt;&gt; a=np.array(t1)</text:span></text:p>
      <text:p text:style-name="P1"><text:span text:style-name="T1">&gt;&gt;&gt; a</text:span></text:p>
      <text:p text:style-name="P1"><text:span text:style-name="T1">array([[[10, 20, 15],</text:span></text:p>
      <text:p text:style-name="P1"><text:span text:style-name="T1"><text:s text:c="8"/>[30, 40, 25]],</text:span></text:p>
      <text:p text:style-name="P2"/>
      <text:p text:style-name="P1"><text:soft-page-break/><text:span text:style-name="T1"><text:s text:c="7"/>[[50, 60, 18],</text:span></text:p>
      <text:p text:style-name="P1"><text:span text:style-name="T1"><text:s text:c="8"/>[70, 80, 35]]])</text:span></text:p>
      <text:p text:style-name="P1"><text:span text:style-name="T1">&gt;&gt;&gt; print(a)</text:span></text:p>
      <text:p text:style-name="P1"><text:span text:style-name="T1">[[[10 20 15]</text:span></text:p>
      <text:p text:style-name="P1"><text:span text:style-name="T1"><text:s text:c="2"/>[30 40 25]]</text:span></text:p>
      <text:p text:style-name="P2"/>
      <text:p text:style-name="P1"><text:span text:style-name="T1"><text:s/>[[50 60 18]</text:span></text:p>
      <text:p text:style-name="P1"><text:span text:style-name="T1"><text:s text:c="2"/>[70 80 35]]]</text:span></text:p>
      <text:p text:style-name="P1"><text:span text:style-name="T1">&gt;&gt;&gt; a.ndim</text:span></text:p>
      <text:p text:style-name="P1"><text:span text:style-name="T1">3</text:span></text:p>
      <text:p text:style-name="P1"><text:span text:style-name="T1">&gt;&gt;&gt; a.shape</text:span></text:p>
      <text:p text:style-name="P1"><text:span text:style-name="T1">(2, 2, 3)</text:span></text:p>
      <text:p text:style-name="P1"><text:span text:style-name="T1">&gt;&gt;&gt; b=a.reshape(4,3)</text:span></text:p>
      <text:p text:style-name="P1"><text:span text:style-name="T1">&gt;&gt;&gt; b</text:span></text:p>
      <text:p text:style-name="P1"><text:span text:style-name="T1">array([[10, 20, 15],</text:span></text:p>
      <text:p text:style-name="P1"><text:span text:style-name="T1"><text:s text:c="7"/>[30, 40, 25],</text:span></text:p>
      <text:p text:style-name="P1"><text:span text:style-name="T1"><text:s text:c="7"/>[50, 60, 18],</text:span></text:p>
      <text:p text:style-name="P1"><text:span text:style-name="T1"><text:s text:c="7"/>[70, 80, 35]])</text:span></text:p>
      <text:p text:style-name="P1"><text:span text:style-name="T1">&gt;&gt;&gt; c=a.reshape(3,4)</text:span></text:p>
      <text:p text:style-name="P1"><text:span text:style-name="T1">&gt;&gt;&gt; c</text:span></text:p>
      <text:p text:style-name="P1"><text:span text:style-name="T1">array([[10, 20, 15, 30],</text:span></text:p>
      <text:p text:style-name="P1"><text:soft-page-break/><text:span text:style-name="T1"><text:s text:c="7"/>[40, 25, 50, 60],</text:span></text:p>
      <text:p text:style-name="P1"><text:span text:style-name="T1"><text:s text:c="7"/>[18, 70, 80, 35]])</text:span></text:p>
      <text:p text:style-name="P1"><text:span text:style-name="T1">&gt;&gt;&gt; d=a.reshape(3,2,2)</text:span></text:p>
      <text:p text:style-name="P1"><text:span text:style-name="T1">&gt;&gt;&gt; d</text:span></text:p>
      <text:p text:style-name="P1"><text:span text:style-name="T1">array([[[10, 20],</text:span></text:p>
      <text:p text:style-name="P1"><text:span text:style-name="T1"><text:s text:c="8"/>[15, 30]],</text:span></text:p>
      <text:p text:style-name="P2"/>
      <text:p text:style-name="P1"><text:span text:style-name="T1"><text:s text:c="7"/>[[40, 25],</text:span></text:p>
      <text:p text:style-name="P1"><text:span text:style-name="T1"><text:s text:c="8"/>[50, 60]],</text:span></text:p>
      <text:p text:style-name="P2"/>
      <text:p text:style-name="P1"><text:span text:style-name="T1"><text:s text:c="7"/>[[18, 70],</text:span></text:p>
      <text:p text:style-name="P1"><text:span text:style-name="T1"><text:s text:c="8"/>[80, 35]]])</text:span></text:p>
      <text:p text:style-name="P1"><text:span text:style-name="T1">&gt;&gt;&gt; d[0]</text:span></text:p>
      <text:p text:style-name="P1"><text:span text:style-name="T1">array([[10, 20],</text:span></text:p>
      <text:p text:style-name="P1"><text:span text:style-name="T1"><text:s text:c="7"/>[15, 30]])</text:span></text:p>
      <text:p text:style-name="P1"><text:span text:style-name="T1">&gt;&gt;&gt; d[1]</text:span></text:p>
      <text:p text:style-name="P1"><text:span text:style-name="T1">array([[40, 25],</text:span></text:p>
      <text:p text:style-name="P1"><text:span text:style-name="T1"><text:s text:c="7"/>[50, 60]])</text:span></text:p>
      <text:p text:style-name="P1"><text:span text:style-name="T1">&gt;&gt;&gt; d[2]</text:span></text:p>
      <text:p text:style-name="P1"><text:span text:style-name="T1">array([[18, 70],</text:span></text:p>
      <text:p text:style-name="P1"><text:span text:style-name="T1"><text:s text:c="7"/>[80, 35]])</text:span></text:p>
      <text:p text:style-name="P1"><text:soft-page-break/><text:span text:style-name="T1">&gt;&gt;&gt;</text:span></text:p>
      <text:p text:style-name="P2"/>
      <text:p text:style-name="P1"><text:span text:style-name="T1">------------------------------------------------------------------------------------------------------------------------------</text:span></text:p>
      <text:p text:style-name="P1"><text:span text:style-name="T1">2. arange():</text:span></text:p>
      <text:p text:style-name="P1"><text:span text:style-name="T1">------------------------------------------------------------------------------------</text:span></text:p>
      <text:p text:style-name="P1"><text:span text:style-name="T1">Syntax1:- <text:s/>varname=numpy.arange(Value)</text:span></text:p>
      <text:p text:style-name="P1"><text:span text:style-name="T1">Syntax2:- <text:s/>varname=numpy.arange(Start,Stop)</text:span></text:p>
      <text:p text:style-name="P1"><text:span text:style-name="T1">Syntax3:- <text:s/>varname=numpy.arange(Start,Stop,Step)</text:span></text:p>
      <text:p text:style-name="P1"><text:span text:style-name="T1"><text:tab/>=&gt;Here var name is an object of &lt;class,ndarray&gt;</text:span></text:p>
      <text:p text:style-name="P2"/>
      <text:p text:style-name="P1"><text:span text:style-name="T1">=&gt;Syntax-1 creates an object of ndarray with the values from 0 to value-1</text:span></text:p>
      <text:p text:style-name="P1"><text:span text:style-name="T1">=&gt;Syntax-2 creates an object of ndarray with the values from Start to Stop-1</text:span></text:p>
      <text:p text:style-name="P1"><text:span text:style-name="T1">=&gt;Syntax-3 creates an object of ndarray with the values from Start to Stop-1 with equal </text:span></text:p>
      <text:p text:style-name="P1"><text:span text:style-name="T1"><text:s text:c="20"/>Interval of Value-----step</text:span></text:p>
      <text:p text:style-name="P1"><text:span text:style-name="T1">=&gt;arange() always create an object of ndarray in 1-D array only but not Possible to create directly 2-D and Multi Dimesional Arrays.</text:span></text:p>
      <text:p text:style-name="P1"><text:span text:style-name="T1">=&gt;To create 2-D and Multi Dimesional Arrays, we must use reshape() or shape attribute</text:span></text:p>
      <text:p text:style-name="P2"/>
      <text:p text:style-name="P1"><text:span text:style-name="T1">Examples:</text:span></text:p>
      <text:p text:style-name="P1"><text:span text:style-name="T1">-----------------</text:span></text:p>
      <text:p text:style-name="P1"><text:span text:style-name="T1">&gt;&gt;&gt; import numpy as np</text:span></text:p>
      <text:p text:style-name="P1"><text:span text:style-name="T1">&gt;&gt;&gt; a=np.arange(10)</text:span></text:p>
      <text:p text:style-name="P1"><text:soft-page-break/><text:span text:style-name="T1">&gt;&gt;&gt; a-----------array([0, 1, 2, 3, 4, 5, 6, 7, 8, 9])</text:span></text:p>
      <text:p text:style-name="P1"><text:span text:style-name="T1">&gt;&gt;&gt; a.ndim--------1</text:span></text:p>
      <text:p text:style-name="P1"><text:span text:style-name="T1">&gt;&gt;&gt; a=np.arange(50,62)</text:span></text:p>
      <text:p text:style-name="P1"><text:span text:style-name="T1">&gt;&gt;&gt; print(a,type(a))---[50 51 52 53 54 55 56 57 58 59 60 61] &lt;class 'numpy.ndarray'&gt;</text:span></text:p>
      <text:p text:style-name="P1"><text:span text:style-name="T1">&gt;&gt;&gt; a.ndim------1</text:span></text:p>
      <text:p text:style-name="P1"><text:span text:style-name="T1">&gt;&gt;&gt; a=np.arange(10,23,2)</text:span></text:p>
      <text:p text:style-name="P1"><text:span text:style-name="T1">&gt;&gt;&gt; a-----array([10, 12, 14, 16, 18, 20, 22])</text:span></text:p>
      <text:p text:style-name="P1"><text:span text:style-name="T1">&gt;&gt;&gt; a=np.arange(10,22,2)</text:span></text:p>
      <text:p text:style-name="P1"><text:span text:style-name="T1">&gt;&gt;&gt; a--------array([10, 12, 14, 16, 18, 20])</text:span></text:p>
      <text:p text:style-name="P1"><text:span text:style-name="T1">&gt;&gt;&gt; b=a.reshape(2,3)</text:span></text:p>
      <text:p text:style-name="P1"><text:span text:style-name="T1">&gt;&gt;&gt; c=a.reshape(3,2)</text:span></text:p>
      <text:p text:style-name="P1"><text:span text:style-name="T1">&gt;&gt;&gt; b-----</text:span></text:p>
      <text:p text:style-name="P1"><text:span text:style-name="T1"><text:tab/><text:tab/>array([[10, 12, 14],</text:span></text:p>
      <text:p text:style-name="P1"><text:span text:style-name="T1"><text:tab/><text:tab/> <text:s text:c="6"/>[16, 18, 20]])</text:span></text:p>
      <text:p text:style-name="P1"><text:span text:style-name="T1">&gt;&gt;&gt; c</text:span></text:p>
      <text:p text:style-name="P1"><text:span text:style-name="T1"><text:tab/><text:tab/>array([[10, 12],</text:span></text:p>
      <text:p text:style-name="P1"><text:span text:style-name="T1"><text:tab/><text:tab/> <text:s text:c="6"/>[14, 16],</text:span></text:p>
      <text:p text:style-name="P1"><text:span text:style-name="T1"><text:tab/><text:tab/> <text:s text:c="6"/>[18, 20]])</text:span></text:p>
      <text:p text:style-name="P1"><text:span text:style-name="T1">&gt;&gt;&gt; b.ndim------ 2</text:span></text:p>
      <text:p text:style-name="P1"><text:span text:style-name="T1">&gt;&gt;&gt; c.ndim------- 2</text:span></text:p>
      <text:p text:style-name="P1"><text:span text:style-name="T1">&gt;&gt;&gt; b.shape-----(2, 3)</text:span></text:p>
      <text:p text:style-name="P1"><text:soft-page-break/><text:span text:style-name="T1">&gt;&gt;&gt; c.shape-----(3, 2)</text:span></text:p>
      <text:p text:style-name="P1"><text:span text:style-name="T1">&gt;&gt;&gt; l1=[ [[10,20],[30,40]], [[15,25],[35,45]] ]</text:span></text:p>
      <text:p text:style-name="P1"><text:span text:style-name="T1">&gt;&gt;&gt; l1----------[[[10, 20], [30, 40]], [[15, 25], [35, 45]]]</text:span></text:p>
      <text:p text:style-name="P1"><text:span text:style-name="T1">&gt;&gt;&gt; a=np.arange(l1)----------TypeError: unsupported operand type(s) for -: 'list' and 'int'</text:span></text:p>
      <text:p text:style-name="P1"><text:span text:style-name="T1">==================================================================</text:span></text:p>
      <text:p text:style-name="P1"><text:span text:style-name="T1">3. zeros():</text:span></text:p>
      <text:p text:style-name="P1"><text:span text:style-name="T1">------------------------</text:span></text:p>
      <text:p text:style-name="P1"><text:span text:style-name="T1">=&gt;This Function is used for building ZERO matrix either with 1-D or 2-D or n-D </text:span></text:p>
      <text:p text:style-name="P1"><text:span text:style-name="T1">=&gt;Syntax: <text:s text:c="2"/>varname=numpy.zeros(shape,dtype)</text:span></text:p>
      <text:p text:style-name="P2"/>
      <text:p text:style-name="P1"><text:span text:style-name="T1">=&gt;Here Shape can be 1-D(number of Zeros) <text:s/>or 2-D(Rows,Cols) <text:s/>or n-D( Number of Matrices,Number of Rows, Number of Columns) </text:span></text:p>
      <text:p text:style-name="P1"><text:span text:style-name="T1">-----------------------</text:span></text:p>
      <text:p text:style-name="P1"><text:span text:style-name="T1">Examples:</text:span></text:p>
      <text:p text:style-name="P1"><text:span text:style-name="T1">--------------------</text:span></text:p>
      <text:p text:style-name="P1"><text:span text:style-name="T1">&gt;&gt;&gt; import numpy as np</text:span></text:p>
      <text:p text:style-name="P1"><text:span text:style-name="T1">&gt;&gt;&gt; a=np.zeros(12)</text:span></text:p>
      <text:p text:style-name="P1"><text:span text:style-name="T1">&gt;&gt;&gt; a-----------array([0., 0., 0., 0., 0., 0., 0., 0., 0., 0., 0., 0.])</text:span></text:p>
      <text:p text:style-name="P1"><text:span text:style-name="T1">&gt;&gt;&gt; a=np.zeros(12,dtype=int)</text:span></text:p>
      <text:p text:style-name="P1"><text:span text:style-name="T1">&gt;&gt;&gt; a------------array([0, 0, 0, 0, 0, 0, 0, 0, 0, 0, 0, 0])</text:span></text:p>
      <text:p text:style-name="P1"><text:span text:style-name="T1">&gt;&gt;&gt; a.reshape(3,4)</text:span></text:p>
      <text:p text:style-name="P1"><text:span text:style-name="T1"><text:tab/><text:tab/><text:tab/>array([[0, 0, 0, 0],</text:span></text:p>
      <text:p text:style-name="P1"><text:soft-page-break/><text:span text:style-name="T1"><text:tab/><text:tab/><text:tab/> <text:s text:c="6"/>[0, 0, 0, 0],</text:span></text:p>
      <text:p text:style-name="P1"><text:span text:style-name="T1"><text:tab/><text:tab/><text:tab/> <text:s text:c="6"/>[0, 0, 0, 0]])</text:span></text:p>
      <text:p text:style-name="P1"><text:span text:style-name="T1">&gt;&gt;&gt; a.reshape(4,3)</text:span></text:p>
      <text:p text:style-name="P1"><text:span text:style-name="T1"><text:tab/><text:tab/><text:tab/>array([[0, 0, 0],</text:span></text:p>
      <text:p text:style-name="P1"><text:span text:style-name="T1"><text:tab/><text:tab/><text:tab/> <text:s text:c="6"/>[0, 0, 0],</text:span></text:p>
      <text:p text:style-name="P1"><text:span text:style-name="T1"><text:tab/><text:tab/><text:tab/> <text:s text:c="6"/>[0, 0, 0],</text:span></text:p>
      <text:p text:style-name="P1"><text:span text:style-name="T1"><text:tab/><text:tab/><text:tab/> <text:s text:c="6"/>[0, 0, 0]])</text:span></text:p>
      <text:p text:style-name="P1"><text:span text:style-name="T1">&gt;&gt;&gt; a.reshape(6,2)</text:span></text:p>
      <text:p text:style-name="P1"><text:span text:style-name="T1"><text:tab/><text:tab/><text:tab/>array([[0, 0],</text:span></text:p>
      <text:p text:style-name="P1"><text:span text:style-name="T1"><text:tab/><text:tab/><text:tab/> <text:s text:c="6"/>[0, 0],</text:span></text:p>
      <text:p text:style-name="P1"><text:span text:style-name="T1"><text:tab/><text:tab/><text:tab/> <text:s text:c="6"/>[0, 0],</text:span></text:p>
      <text:p text:style-name="P1"><text:span text:style-name="T1"><text:tab/><text:tab/><text:tab/> <text:s text:c="6"/>[0, 0],</text:span></text:p>
      <text:p text:style-name="P1"><text:span text:style-name="T1"><text:tab/><text:tab/><text:tab/> <text:s text:c="6"/>[0, 0],</text:span></text:p>
      <text:p text:style-name="P1"><text:span text:style-name="T1"><text:tab/><text:tab/><text:tab/> <text:s text:c="6"/>[0, 0]])</text:span></text:p>
      <text:p text:style-name="P1"><text:span text:style-name="T1">&gt;&gt;&gt; a.reshape(2,6)</text:span></text:p>
      <text:p text:style-name="P1"><text:span text:style-name="T1"><text:tab/><text:tab/>array([[0, 0, 0, 0, 0, 0],</text:span></text:p>
      <text:p text:style-name="P1"><text:span text:style-name="T1"><text:tab/><text:tab/> <text:s text:c="6"/>[0, 0, 0, 0, 0, 0]])</text:span></text:p>
      <text:p text:style-name="P1"><text:span text:style-name="T1">&gt;&gt;&gt; a.reshape(2,3,2)</text:span></text:p>
      <text:p text:style-name="P1"><text:span text:style-name="T1"><text:tab/><text:tab/><text:tab/><text:tab/>array([[[0, 0],</text:span></text:p>
      <text:p text:style-name="P1"><text:span text:style-name="T1"><text:tab/><text:tab/><text:tab/><text:tab/><text:tab/>[0, 0],</text:span></text:p>
      <text:p text:style-name="P1"><text:span text:style-name="T1"><text:tab/><text:tab/><text:tab/><text:tab/><text:tab/>[0, 0]],</text:span></text:p>
      <text:p text:style-name="P2"><text:soft-page-break/></text:p>
      <text:p text:style-name="P1"><text:span text:style-name="T1"><text:tab/><text:tab/><text:tab/><text:tab/> <text:s text:c="6"/>[[0, 0],</text:span></text:p>
      <text:p text:style-name="P1"><text:span text:style-name="T1"><text:tab/><text:tab/><text:tab/><text:tab/><text:tab/>[0, 0],</text:span></text:p>
      <text:p text:style-name="P1"><text:span text:style-name="T1"><text:tab/><text:tab/><text:tab/><text:tab/><text:tab/>[0, 0]]])</text:span></text:p>
      <text:p text:style-name="P2"/>
      <text:p text:style-name="P1"><text:span text:style-name="T1">&gt;&gt;&gt; a.reshape(2,2,2,2)------ValueError: cannot reshape array of size 12 into shape (2,2,2,2)</text:span></text:p>
      <text:p text:style-name="P1"><text:span text:style-name="T1">&gt;&gt;&gt; a.reshape(3,2,2)</text:span></text:p>
      <text:p text:style-name="P1"><text:span text:style-name="T1"><text:tab/><text:tab/><text:tab/>array([[[0, 0],</text:span></text:p>
      <text:p text:style-name="P1"><text:span text:style-name="T1"><text:tab/><text:tab/><text:tab/><text:tab/>[0, 0]],</text:span></text:p>
      <text:p text:style-name="P2"/>
      <text:p text:style-name="P1"><text:span text:style-name="T1"><text:tab/><text:tab/><text:tab/> <text:s text:c="6"/>[[0, 0],</text:span></text:p>
      <text:p text:style-name="P1"><text:span text:style-name="T1"><text:tab/><text:tab/><text:tab/><text:tab/>[0, 0]],</text:span></text:p>
      <text:p text:style-name="P2"/>
      <text:p text:style-name="P1"><text:span text:style-name="T1"><text:tab/><text:tab/><text:tab/> <text:s text:c="6"/>[[0, 0],</text:span></text:p>
      <text:p text:style-name="P1"><text:span text:style-name="T1"><text:tab/><text:tab/><text:tab/><text:tab/>[0, 0]]])</text:span></text:p>
      <text:p text:style-name="P1"><text:span text:style-name="T1">&gt;&gt;&gt; a.reshape(2,3,2)</text:span></text:p>
      <text:p text:style-name="P1"><text:span text:style-name="T1"><text:tab/><text:tab/><text:tab/>array([[[0, 0],</text:span></text:p>
      <text:p text:style-name="P1"><text:span text:style-name="T1"><text:tab/><text:tab/><text:tab/><text:tab/>[0, 0],</text:span></text:p>
      <text:p text:style-name="P1"><text:span text:style-name="T1"><text:tab/><text:tab/><text:tab/><text:tab/>[0, 0]],</text:span></text:p>
      <text:p text:style-name="P2"/>
      <text:p text:style-name="P1"><text:span text:style-name="T1"><text:tab/><text:tab/><text:tab/> <text:s text:c="6"/>[[0, 0],</text:span></text:p>
      <text:p text:style-name="P1"><text:soft-page-break/><text:span text:style-name="T1"><text:tab/><text:tab/><text:tab/><text:tab/>[0, 0],</text:span></text:p>
      <text:p text:style-name="P1"><text:span text:style-name="T1"><text:tab/><text:tab/><text:tab/><text:tab/>[0, 0]]])</text:span></text:p>
      <text:p text:style-name="P1"><text:span text:style-name="T1">&gt;&gt;&gt; a.reshape(2,2,3)</text:span></text:p>
      <text:p text:style-name="P1"><text:span text:style-name="T1"><text:tab/><text:tab/><text:tab/>array([[[0, 0, 0],</text:span></text:p>
      <text:p text:style-name="P1"><text:span text:style-name="T1"><text:tab/><text:tab/><text:tab/><text:tab/>[0, 0, 0]],</text:span></text:p>
      <text:p text:style-name="P2"/>
      <text:p text:style-name="P1"><text:span text:style-name="T1"><text:tab/><text:tab/><text:tab/> <text:s text:c="6"/>[[0, 0, 0],</text:span></text:p>
      <text:p text:style-name="P1"><text:span text:style-name="T1"><text:tab/><text:tab/><text:tab/><text:tab/>[0, 0, 0]]])</text:span></text:p>
      <text:p text:style-name="P1"><text:span text:style-name="T1">----------------------------------------------------------------------------</text:span></text:p>
      <text:p text:style-name="P1"><text:span text:style-name="T1">&gt;&gt;&gt; import numpy as np</text:span></text:p>
      <text:p text:style-name="P1"><text:span text:style-name="T1">&gt;&gt;&gt; a=np.zeros((3,3),dtype=int)</text:span></text:p>
      <text:p text:style-name="P1"><text:span text:style-name="T1">&gt;&gt;&gt; a</text:span></text:p>
      <text:p text:style-name="P1"><text:span text:style-name="T1"><text:tab/><text:tab/>array([[0, 0, 0],</text:span></text:p>
      <text:p text:style-name="P1"><text:span text:style-name="T1"><text:tab/><text:tab/> <text:s text:c="6"/>[0, 0, 0],</text:span></text:p>
      <text:p text:style-name="P1"><text:span text:style-name="T1"><text:tab/><text:tab/> <text:s text:c="6"/>[0, 0, 0]])</text:span></text:p>
      <text:p text:style-name="P1"><text:span text:style-name="T1">&gt;&gt;&gt; a=np.zeros((2,3))</text:span></text:p>
      <text:p text:style-name="P1"><text:span text:style-name="T1">&gt;&gt;&gt; a</text:span></text:p>
      <text:p text:style-name="P1"><text:span text:style-name="T1"><text:tab/><text:tab/>array([[0., 0., 0.],</text:span></text:p>
      <text:p text:style-name="P1"><text:span text:style-name="T1"><text:tab/><text:tab/> <text:s text:c="6"/>[0., 0., 0.]])</text:span></text:p>
      <text:p text:style-name="P1"><text:span text:style-name="T1">&gt;&gt;&gt; a=np.zeros((2,3),int)</text:span></text:p>
      <text:p text:style-name="P1"><text:span text:style-name="T1">&gt;&gt;&gt; a</text:span></text:p>
      <text:p text:style-name="P1"><text:soft-page-break/><text:span text:style-name="T1"><text:tab/><text:tab/>array([[0, 0, 0],</text:span></text:p>
      <text:p text:style-name="P1"><text:span text:style-name="T1"><text:tab/><text:tab/> <text:s text:c="6"/>[0, 0, 0]])</text:span></text:p>
      <text:p text:style-name="P1"><text:span text:style-name="T1">&gt;&gt;&gt; a=np.zeros((3,2,3),dtype=int)</text:span></text:p>
      <text:p text:style-name="P1"><text:span text:style-name="T1">&gt;&gt;&gt; a</text:span></text:p>
      <text:p text:style-name="P1"><text:span text:style-name="T1"><text:tab/><text:tab/>array([[[0, 0, 0],</text:span></text:p>
      <text:p text:style-name="P1"><text:span text:style-name="T1"><text:tab/><text:tab/><text:tab/>[0, 0, 0]],</text:span></text:p>
      <text:p text:style-name="P2"/>
      <text:p text:style-name="P1"><text:span text:style-name="T1"><text:tab/><text:tab/> <text:s text:c="6"/>[[0, 0, 0],</text:span></text:p>
      <text:p text:style-name="P1"><text:span text:style-name="T1"><text:tab/><text:tab/><text:tab/>[0, 0, 0]],</text:span></text:p>
      <text:p text:style-name="P2"/>
      <text:p text:style-name="P1"><text:span text:style-name="T1"><text:tab/><text:tab/> <text:s text:c="6"/>[[0, 0, 0],</text:span></text:p>
      <text:p text:style-name="P1"><text:span text:style-name="T1"><text:tab/><text:tab/><text:tab/>[0, 0, 0]]])</text:span></text:p>
      <text:p text:style-name="P1"><text:span text:style-name="T1">&gt;&gt;&gt; print(a,type(a))</text:span></text:p>
      <text:p text:style-name="P1"><text:span text:style-name="T1"><text:tab/><text:tab/><text:tab/>[[[0 0 0]</text:span></text:p>
      <text:p text:style-name="P1"><text:span text:style-name="T1"><text:tab/><text:tab/><text:tab/> <text:s/>[0 0 0]]</text:span></text:p>
      <text:p text:style-name="P2"/>
      <text:p text:style-name="P1"><text:span text:style-name="T1"><text:tab/><text:tab/><text:tab/> [[0 0 0]</text:span></text:p>
      <text:p text:style-name="P1"><text:span text:style-name="T1"><text:tab/><text:tab/><text:tab/> <text:s/>[0 0 0]]</text:span></text:p>
      <text:p text:style-name="P2"/>
      <text:p text:style-name="P1"><text:span text:style-name="T1"><text:tab/><text:tab/><text:tab/> [[0 0 0]</text:span></text:p>
      <text:p text:style-name="P1"><text:span text:style-name="T1"><text:tab/><text:tab/><text:tab/> <text:s/>[0 0 0]]] <text:s text:c="4"/>&lt;class 'numpy.ndarray'&gt;</text:span></text:p>
      <text:p text:style-name="P1"><text:soft-page-break/><text:span text:style-name="T1">-------------------------------------------------------------------------------------------------------------------------------</text:span></text:p>
      <text:p text:style-name="P1"><text:span text:style-name="T1">4. ones()</text:span></text:p>
      <text:p text:style-name="P1"><text:span text:style-name="T1">---------------------------------------</text:span></text:p>
      <text:p text:style-name="P1"><text:span text:style-name="T1">=&gt;This Function is used for building ONEs matrix either with 1-D or 2-D or n-D </text:span></text:p>
      <text:p text:style-name="P1"><text:span text:style-name="T1">=&gt;Syntax: <text:s text:c="2"/>varname=numpy.ones(shape,dtype)</text:span></text:p>
      <text:p text:style-name="P2"/>
      <text:p text:style-name="P1"><text:span text:style-name="T1">=&gt;Here Shape can be 1-D(number of ones) <text:s/>or 2-D(Rows,Cols) <text:s/>or n-D( Number of Matrices,Number of Rows, Number of Columns) </text:span></text:p>
      <text:p text:style-name="P2"/>
      <text:p text:style-name="P1"><text:span text:style-name="T1">Examples:</text:span></text:p>
      <text:p text:style-name="P1"><text:span text:style-name="T1">-----------------------------</text:span></text:p>
      <text:p text:style-name="P1"><text:span text:style-name="T1">&gt;&gt;&gt; import numpy as np</text:span></text:p>
      <text:p text:style-name="P1"><text:span text:style-name="T1">&gt;&gt;&gt; a=np.ones(10)</text:span></text:p>
      <text:p text:style-name="P1"><text:span text:style-name="T1">&gt;&gt;&gt; print(a,type(a))----------[1. 1. 1. 1. 1. 1. 1. 1. 1. 1.] &lt;class 'numpy.ndarray'&gt;</text:span></text:p>
      <text:p text:style-name="P1"><text:span text:style-name="T1">&gt;&gt;&gt; a=np.ones(10,dtype=int)</text:span></text:p>
      <text:p text:style-name="P1"><text:span text:style-name="T1">&gt;&gt;&gt; print(a,type(a))-------------[1 1 1 1 1 1 1 1 1 1] &lt;class 'numpy.ndarray'&gt;</text:span></text:p>
      <text:p text:style-name="P1"><text:span text:style-name="T1">&gt;&gt;&gt; a.shape-----------(10,)</text:span></text:p>
      <text:p text:style-name="P1"><text:span text:style-name="T1">&gt;&gt;&gt; a.shape=(5,2)</text:span></text:p>
      <text:p text:style-name="P1"><text:span text:style-name="T1">&gt;&gt;&gt; a</text:span></text:p>
      <text:p text:style-name="P1"><text:span text:style-name="T1"><text:tab/>array([[1, 1],</text:span></text:p>
      <text:p text:style-name="P1"><text:span text:style-name="T1"><text:tab/> <text:s text:c="6"/>[1, 1],</text:span></text:p>
      <text:p text:style-name="P1"><text:span text:style-name="T1"><text:tab/> <text:s text:c="6"/>[1, 1],</text:span></text:p>
      <text:p text:style-name="P1"><text:soft-page-break/><text:span text:style-name="T1"><text:tab/> <text:s text:c="6"/>[1, 1],</text:span></text:p>
      <text:p text:style-name="P1"><text:span text:style-name="T1"><text:tab/> <text:s text:c="6"/>[1, 1]])</text:span></text:p>
      <text:p text:style-name="P1"><text:span text:style-name="T1">&gt;&gt;&gt; a.ndim--------------<text:tab/>2</text:span></text:p>
      <text:p text:style-name="P1"><text:span text:style-name="T1">&gt;&gt;&gt; a.shape------------ (5, 2)</text:span></text:p>
      <text:p text:style-name="P1"><text:span text:style-name="T1">&gt;&gt;&gt; a.shape=(2,5)</text:span></text:p>
      <text:p text:style-name="P1"><text:span text:style-name="T1">&gt;&gt;&gt; a</text:span></text:p>
      <text:p text:style-name="P1"><text:span text:style-name="T1"><text:tab/>array([[1, 1, 1, 1, 1],</text:span></text:p>
      <text:p text:style-name="P1"><text:span text:style-name="T1"><text:tab/> <text:s text:c="6"/>[1, 1, 1, 1, 1]])</text:span></text:p>
      <text:p text:style-name="P1"><text:span text:style-name="T1">&gt;&gt;&gt; a.shape----------------------(2, 5)</text:span></text:p>
      <text:p text:style-name="P1"><text:span text:style-name="T1">&gt;&gt;&gt;</text:span></text:p>
      <text:p text:style-name="P1"><text:span text:style-name="T1">&gt;&gt;&gt; a=np.ones((3,4),dtype=int)</text:span></text:p>
      <text:p text:style-name="P1"><text:span text:style-name="T1">&gt;&gt;&gt; a</text:span></text:p>
      <text:p text:style-name="P1"><text:span text:style-name="T1"><text:tab/><text:tab/>array([[1, 1, 1, 1],</text:span></text:p>
      <text:p text:style-name="P1"><text:span text:style-name="T1"><text:tab/><text:tab/> <text:s text:c="6"/>[1, 1, 1, 1],</text:span></text:p>
      <text:p text:style-name="P1"><text:span text:style-name="T1"><text:tab/><text:tab/> <text:s text:c="6"/>[1, 1, 1, 1]])</text:span></text:p>
      <text:p text:style-name="P1"><text:span text:style-name="T1">&gt;&gt;&gt; a=np.ones((4,3),dtype=int)</text:span></text:p>
      <text:p text:style-name="P1"><text:span text:style-name="T1">&gt;&gt;&gt; print(a,type(a))</text:span></text:p>
      <text:p text:style-name="P1"><text:span text:style-name="T1"><text:tab/><text:tab/><text:tab/>[[1 1 1]</text:span></text:p>
      <text:p text:style-name="P1"><text:span text:style-name="T1"><text:tab/><text:tab/><text:tab/> [1 1 1]</text:span></text:p>
      <text:p text:style-name="P1"><text:span text:style-name="T1"><text:tab/><text:tab/><text:tab/> [1 1 1]</text:span></text:p>
      <text:p text:style-name="P1"><text:span text:style-name="T1"><text:tab/><text:tab/><text:tab/> [1 1 1]] &lt;class 'numpy.ndarray'&gt;</text:span></text:p>
      <text:p text:style-name="P1"><text:soft-page-break/><text:span text:style-name="T1">&gt;&gt;&gt; a.shape----------(4, 3)</text:span></text:p>
      <text:p text:style-name="P1"><text:span text:style-name="T1">&gt;&gt;&gt; a.shape=(3,2,2)</text:span></text:p>
      <text:p text:style-name="P1"><text:span text:style-name="T1">&gt;&gt;&gt; a</text:span></text:p>
      <text:p text:style-name="P1"><text:span text:style-name="T1"><text:tab/><text:tab/>array([[[1, 1],</text:span></text:p>
      <text:p text:style-name="P1"><text:span text:style-name="T1"><text:tab/><text:tab/><text:tab/>[1, 1]],</text:span></text:p>
      <text:p text:style-name="P2"/>
      <text:p text:style-name="P1"><text:span text:style-name="T1"><text:tab/><text:tab/> <text:s text:c="6"/>[[1, 1],</text:span></text:p>
      <text:p text:style-name="P1"><text:span text:style-name="T1"><text:tab/><text:tab/><text:tab/>[1, 1]],</text:span></text:p>
      <text:p text:style-name="P2"/>
      <text:p text:style-name="P1"><text:span text:style-name="T1"><text:tab/><text:tab/> <text:s text:c="6"/>[[1, 1],</text:span></text:p>
      <text:p text:style-name="P1"><text:span text:style-name="T1"><text:tab/><text:tab/><text:tab/>[1, 1]]])</text:span></text:p>
      <text:p text:style-name="P1"><text:span text:style-name="T1">&gt;&gt;&gt; a=np.ones((4,3,3),dtype=int)</text:span></text:p>
      <text:p text:style-name="P1"><text:span text:style-name="T1">&gt;&gt;&gt; a</text:span></text:p>
      <text:p text:style-name="P1"><text:span text:style-name="T1"><text:tab/><text:tab/><text:tab/>array([[[1, 1, 1],</text:span></text:p>
      <text:p text:style-name="P1"><text:span text:style-name="T1"><text:tab/><text:tab/><text:tab/><text:tab/>[1, 1, 1],</text:span></text:p>
      <text:p text:style-name="P1"><text:span text:style-name="T1"><text:tab/><text:tab/><text:tab/><text:tab/>[1, 1, 1]],</text:span></text:p>
      <text:p text:style-name="P2"/>
      <text:p text:style-name="P1"><text:span text:style-name="T1"><text:tab/><text:tab/><text:tab/> <text:s text:c="6"/>[[1, 1, 1],</text:span></text:p>
      <text:p text:style-name="P1"><text:span text:style-name="T1"><text:tab/><text:tab/><text:tab/><text:tab/>[1, 1, 1],</text:span></text:p>
      <text:p text:style-name="P1"><text:span text:style-name="T1"><text:tab/><text:tab/><text:tab/><text:tab/>[1, 1, 1]],</text:span></text:p>
      <text:p text:style-name="P2"/>
      <text:p text:style-name="P1"><text:soft-page-break/><text:span text:style-name="T1"><text:tab/><text:tab/><text:tab/> <text:s text:c="6"/>[[1, 1, 1],</text:span></text:p>
      <text:p text:style-name="P1"><text:span text:style-name="T1"><text:tab/><text:tab/><text:tab/><text:tab/>[1, 1, 1],</text:span></text:p>
      <text:p text:style-name="P1"><text:span text:style-name="T1"><text:tab/><text:tab/><text:tab/><text:tab/>[1, 1, 1]],</text:span></text:p>
      <text:p text:style-name="P2"/>
      <text:p text:style-name="P1"><text:span text:style-name="T1"><text:tab/><text:tab/><text:tab/> <text:s text:c="6"/>[[1, 1, 1],</text:span></text:p>
      <text:p text:style-name="P1"><text:span text:style-name="T1"><text:tab/><text:tab/><text:tab/><text:tab/>[1, 1, 1],</text:span></text:p>
      <text:p text:style-name="P1"><text:span text:style-name="T1"><text:tab/><text:tab/><text:tab/><text:tab/>[1, 1, 1]]])</text:span></text:p>
      <text:p text:style-name="P2"/>
      <text:p text:style-name="P2"/>
      <text:p text:style-name="P1"><text:span text:style-name="T1">================================================================</text:span></text:p>
      <text:p text:style-name="P1"><text:span text:style-name="T1">5) full()</text:span></text:p>
      <text:p text:style-name="P1"><text:span text:style-name="T1">-------------------------</text:span></text:p>
      <text:p text:style-name="P1"><text:span text:style-name="T1">=&gt;This is function is used for building a matrix by specifying fill value either 1-D or 2-D or n-D</text:span></text:p>
      <text:p text:style-name="P1"><text:span text:style-name="T1">=&gt;Syntax:-</text:span></text:p>
      <text:p text:style-name="P1"><text:span text:style-name="T1"><text:tab/><text:tab/><text:tab/>varname=numpy.full(shape,fill_value,dtype)</text:span></text:p>
      <text:p text:style-name="P1"><text:span text:style-name="T1">=&gt;varname is an obejct of &lt;class, numpy.ndarray&gt;</text:span></text:p>
      <text:p text:style-name="P1"><text:span text:style-name="T1">=&gt;Here Shape can be 1-D(number of <text:s/>Fill_Value) <text:s/>or 2-D(Rows,Cols) <text:s/>or n-D( Number of Matrices,Number of Rows, Number of Columns) </text:span></text:p>
      <text:p text:style-name="P1"><text:span text:style-name="T1">=&gt;fill_value can be any number of programmer choice </text:span></text:p>
      <text:p text:style-name="P2"/>
      <text:p text:style-name="P1"><text:span text:style-name="T1">Examples:</text:span></text:p>
      <text:p text:style-name="P1"><text:span text:style-name="T1">-------------------</text:span></text:p>
      <text:p text:style-name="P1"><text:soft-page-break/><text:span text:style-name="T1">&gt;&gt;&gt; a=np.full(3,1)</text:span></text:p>
      <text:p text:style-name="P1"><text:span text:style-name="T1">&gt;&gt;&gt; a---------array([1, 1, 1])</text:span></text:p>
      <text:p text:style-name="P1"><text:span text:style-name="T1">&gt;&gt;&gt;print(type(a))--------&lt;class,numpy.ndarray&gt;</text:span></text:p>
      <text:p text:style-name="P1"><text:span text:style-name="T1">&gt;&gt;&gt; a=np.full(3,9)</text:span></text:p>
      <text:p text:style-name="P1"><text:span text:style-name="T1">&gt;&gt;&gt; a------------array([9, 9, 9])</text:span></text:p>
      <text:p text:style-name="P1"><text:span text:style-name="T1">&gt;&gt;&gt; a=np.full(6,8)</text:span></text:p>
      <text:p text:style-name="P1"><text:span text:style-name="T1">&gt;&gt;&gt; a-------------array([8, 8, 8, 8, 8, 8])</text:span></text:p>
      <text:p text:style-name="P1"><text:span text:style-name="T1">&gt;&gt;&gt; a.shape=(3,2)</text:span></text:p>
      <text:p text:style-name="P1"><text:span text:style-name="T1">&gt;&gt;&gt; a</text:span></text:p>
      <text:p text:style-name="P1"><text:span text:style-name="T1"><text:tab/>array([[8, 8],</text:span></text:p>
      <text:p text:style-name="P1"><text:span text:style-name="T1"><text:tab/> <text:s text:c="6"/>[8, 8],</text:span></text:p>
      <text:p text:style-name="P1"><text:span text:style-name="T1"><text:tab/> <text:s text:c="6"/>[8, 8]])</text:span></text:p>
      <text:p text:style-name="P1"><text:span text:style-name="T1">&gt;&gt;&gt; a=np.full(6,9)</text:span></text:p>
      <text:p text:style-name="P1"><text:span text:style-name="T1">&gt;&gt;&gt; a----------array([9, 9, 9, 9, 9, 9])</text:span></text:p>
      <text:p text:style-name="P1"><text:span text:style-name="T1">&gt;&gt;&gt; a.reshape(2,3)</text:span></text:p>
      <text:p text:style-name="P1"><text:span text:style-name="T1"><text:tab/><text:tab/>array([[9, 9, 9],</text:span></text:p>
      <text:p text:style-name="P1"><text:span text:style-name="T1"><text:tab/><text:tab/> <text:s text:c="6"/>[9, 9, 9]])</text:span></text:p>
      <text:p text:style-name="P1"><text:span text:style-name="T1">&gt;&gt;&gt; a=np.full((3,3),9)</text:span></text:p>
      <text:p text:style-name="P1"><text:span text:style-name="T1">&gt;&gt;&gt; a</text:span></text:p>
      <text:p text:style-name="P1"><text:span text:style-name="T1"><text:tab/><text:tab/>array([[9, 9, 9],</text:span></text:p>
      <text:p text:style-name="P1"><text:span text:style-name="T1"><text:tab/><text:tab/> <text:s text:c="6"/>[9, 9, 9],</text:span></text:p>
      <text:p text:style-name="P1"><text:soft-page-break/><text:span text:style-name="T1"><text:tab/><text:tab/> <text:s text:c="6"/>[9, 9, 9]])</text:span></text:p>
      <text:p text:style-name="P1"><text:span text:style-name="T1">&gt;&gt;&gt; a=np.full((2,3),6)</text:span></text:p>
      <text:p text:style-name="P1"><text:span text:style-name="T1">&gt;&gt;&gt; a</text:span></text:p>
      <text:p text:style-name="P1"><text:span text:style-name="T1"><text:tab/>array([[6, 6, 6],</text:span></text:p>
      <text:p text:style-name="P1"><text:span text:style-name="T1"><text:tab/> <text:s text:c="6"/>[6, 6, 6]])</text:span></text:p>
      <text:p text:style-name="P1"><text:span text:style-name="T1">&gt;&gt;&gt; a.reshape(3,2)</text:span></text:p>
      <text:p text:style-name="P1"><text:span text:style-name="T1"><text:tab/>array([[6, 6],</text:span></text:p>
      <text:p text:style-name="P1"><text:span text:style-name="T1"><text:tab/> <text:s text:c="6"/>[6, 6],</text:span></text:p>
      <text:p text:style-name="P1"><text:span text:style-name="T1"><text:tab/> <text:s text:c="6"/>[6, 6]])</text:span></text:p>
      <text:p text:style-name="P1"><text:span text:style-name="T1">&gt;&gt;&gt; a=np.full((3,3,3),7)</text:span></text:p>
      <text:p text:style-name="P1"><text:span text:style-name="T1">&gt;&gt;&gt; a</text:span></text:p>
      <text:p text:style-name="P1"><text:span text:style-name="T1"><text:tab/>array([[[7, 7, 7],</text:span></text:p>
      <text:p text:style-name="P1"><text:span text:style-name="T1"><text:tab/><text:tab/>[7, 7, 7],</text:span></text:p>
      <text:p text:style-name="P1"><text:span text:style-name="T1"><text:tab/><text:tab/>[7, 7, 7]],</text:span></text:p>
      <text:p text:style-name="P2"/>
      <text:p text:style-name="P1"><text:span text:style-name="T1"><text:tab/> <text:s text:c="6"/>[[7, 7, 7],</text:span></text:p>
      <text:p text:style-name="P1"><text:span text:style-name="T1"><text:tab/><text:tab/>[7, 7, 7],</text:span></text:p>
      <text:p text:style-name="P1"><text:span text:style-name="T1"><text:tab/><text:tab/>[7, 7, 7]],</text:span></text:p>
      <text:p text:style-name="P2"/>
      <text:p text:style-name="P1"><text:span text:style-name="T1"><text:tab/> <text:s text:c="6"/>[[7, 7, 7],</text:span></text:p>
      <text:p text:style-name="P1"><text:span text:style-name="T1"><text:tab/><text:tab/>[7, 7, 7],</text:span></text:p>
      <text:p text:style-name="P1"><text:soft-page-break/><text:span text:style-name="T1"><text:tab/><text:tab/>[7, 7, 7]]])</text:span></text:p>
      <text:p text:style-name="P1"><text:span text:style-name="T1">==================================================================</text:span></text:p>
      <text:p text:style-name="P1"><text:span text:style-name="T1">6) <text:s/>identity():</text:span></text:p>
      <text:p text:style-name="P1"><text:span text:style-name="T1">----------------------------------</text:span></text:p>
      <text:p text:style-name="P1"><text:span text:style-name="T1">=&gt;This function always bulid Identity or unit matrix </text:span></text:p>
      <text:p text:style-name="P1"><text:span text:style-name="T1">=&gt;Syntax:- <text:s/>varname=numpy.identity(N,dtype)</text:span></text:p>
      <text:p text:style-name="P1"><text:span text:style-name="T1">=&gt;Here N represents Either we can take Rows or Columns and PVM takes as NXN Matrix (Square Matrix--Unit or Identity)</text:span></text:p>
      <text:p text:style-name="P2"/>
      <text:p text:style-name="P1"><text:span text:style-name="T1">Examples:</text:span></text:p>
      <text:p text:style-name="P1"><text:span text:style-name="T1">--------------------------</text:span></text:p>
      <text:p text:style-name="P1"><text:span text:style-name="T1">&gt;&gt;&gt; import numpy as np</text:span></text:p>
      <text:p text:style-name="P1"><text:span text:style-name="T1">&gt;&gt;&gt; a=np.identity(3,dtype=int)</text:span></text:p>
      <text:p text:style-name="P1"><text:span text:style-name="T1">&gt;&gt;&gt; print(a,type(a))-------------</text:span></text:p>
      <text:p text:style-name="P1"><text:span text:style-name="T1"><text:tab/><text:tab/>[[1 0 0]</text:span></text:p>
      <text:p text:style-name="P1"><text:span text:style-name="T1"><text:tab/><text:tab/> [0 1 0]</text:span></text:p>
      <text:p text:style-name="P1"><text:span text:style-name="T1"><text:tab/><text:tab/> [0 0 1]] &lt;class 'numpy.ndarray'&gt;</text:span></text:p>
      <text:p text:style-name="P1"><text:span text:style-name="T1">&gt;&gt;&gt; a=np.identity(5,dtype=int)</text:span></text:p>
      <text:p text:style-name="P1"><text:span text:style-name="T1">&gt;&gt;&gt; print(a,type(a))</text:span></text:p>
      <text:p text:style-name="P1"><text:span text:style-name="T1"><text:tab/><text:tab/><text:tab/>[[1 0 0 0 0]</text:span></text:p>
      <text:p text:style-name="P1"><text:span text:style-name="T1"><text:tab/><text:tab/><text:tab/> [0 1 0 0 0]</text:span></text:p>
      <text:p text:style-name="P1"><text:span text:style-name="T1"><text:tab/><text:tab/><text:tab/> [0 0 1 0 0]</text:span></text:p>
      <text:p text:style-name="P1"><text:soft-page-break/><text:span text:style-name="T1"><text:tab/><text:tab/><text:tab/> [0 0 0 1 0]</text:span></text:p>
      <text:p text:style-name="P1"><text:span text:style-name="T1"><text:tab/><text:tab/><text:tab/> [0 0 0 0 1]] &lt;class 'numpy.ndarray'&gt;</text:span></text:p>
      <text:p text:style-name="P1"><text:span text:style-name="T1">===================================X====================================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1" meta:paragraph-count="390" meta:word-count="1445" meta:character-count="11207" meta:non-whitespace-character-count="9242"/>
    <meta:generator>LibreOfficeDev/6.0.5.2$Linux_X86_64 LibreOffice_project/</meta:generator>
  </office:meta>
</office:document-meta>
</file>